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e638" officeooo:paragraph-rsid="0006e638"/>
    </style:style>
    <style:style style:name="P2" style:family="paragraph" style:parent-style-name="Standard">
      <style:paragraph-properties>
        <style:tab-stops>
          <style:tab-stop style:position="2.096cm"/>
        </style:tab-stops>
      </style:paragraph-properties>
      <style:text-properties officeooo:rsid="0006e638" officeooo:paragraph-rsid="0006e638"/>
    </style:style>
    <style:style style:name="P3" style:family="paragraph" style:parent-style-name="Standard">
      <style:paragraph-properties>
        <style:tab-stops>
          <style:tab-stop style:position="2.096cm"/>
        </style:tab-stops>
      </style:paragraph-properties>
      <style:text-properties officeooo:rsid="0006e638" officeooo:paragraph-rsid="0006e638"/>
    </style:style>
    <style:style style:name="T1" style:family="text">
      <style:text-properties officeooo:rsid="000880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 Goose</text:p>
      <text:p text:style-name="P1"/>
      <text:p text:style-name="P2">Need: <text:tab/>- Möchte die Filme zu Hause am Computer schauen</text:p>
      <text:p text:style-name="P2"><text:tab/>--- <text:span text:style-name="T1">Start MovieManager</text:span></text:p>
      <text:p text:style-name="P1"/>
      <text:p text:style-name="P1">Frustration: - Inkonsistenz der Daten z.B. zwischen Performer und Film </text:p>
      <text:p text:style-name="P2"><text:tab/>--- Funktionen: Remove Performer/Movie to Movie/Performer</text:p>
      <text:p text:style-name="P2"><text:s/><text:tab/>- Softwarefehler bei Filmen, sodass sie nicht angesehen werden können</text:p>
      <text:p text:style-name="P2"><text:tab/>--- <text:span text:style-name="T1">Problem: WatchMovie setzt nur Datum auf heute, falls der Film nicht hinterlegt ist. </text:span></text:p>
      <text:p text:style-name="P2">Ideale Features:</text:p>
      <text:p text:style-name="P2"><text:tab/>- Hasst schlechte Darsteller, möchte daher Bewertungen für Darsteller aufzeichnen und <text:tab/>ändern können</text:p>
      <text:p text:style-name="P2"><text:tab/>--- Funktionen: Rate Performer / <text:span text:style-name="T1">Sort Performer</text:span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1:56:58.332000000</meta:creation-date>
    <dc:date>2018-11-10T12:12:49.565000000</dc:date>
    <meta:editing-duration>PT15M52S</meta:editing-duration>
    <meta:editing-cycles>2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11" meta:word-count="77" meta:character-count="542" meta:non-whitespace-character-count="463"/>
  </office:meta>
</office:document-meta>
</file>